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DD000000BFAF80C942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Arial" style:font-family-generic="swiss" style:font-pitch="variable" fo:font-size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Charter" style:font-family-generic-asian="roman" style:font-size-asian="16pt" style:font-style-asian="normal" style:font-weight-asian="normal" style:font-family-complex="Charter" style:font-family-generic-complex="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Charter" style:font-family-generic="roman" fo:font-size="16pt" fo:font-style="normal" fo:text-shadow="none" style:text-underline-style="none" fo:font-weight="normal" style:letter-kerning="true" style:font-family-asian="Charter" style:font-family-generic-asian="roman" style:font-size-asian="16pt" style:font-style-asian="normal" style:font-weight-asian="normal" style:font-family-complex="Charter" style:font-family-generic-complex="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family="Arial" style:font-family-generic="swiss" style:font-pitch="variable" fo:font-size="16pt" fo:font-weight="normal" style:font-family-asian="Consolas" style:font-family-generic-asian="swiss" style:font-pitch-asian="fixed" style:font-size-asian="16pt" style:font-weight-asian="normal" style:font-family-complex="Consolas" style:font-family-generic-complex="swiss" style:font-pitch-complex="fixed" style:font-size-complex="16pt" style:font-weight-complex="normal"/>
    </style:style>
    <style:style style:name="T6" style:family="text">
      <style:text-properties fo:color="#000000" fo:font-family="Consolas" style:font-family-generic="swiss" style:font-pitch="fixed" fo:font-size="16pt" fo:font-weight="normal" style:font-family-asian="Consolas" style:font-family-generic-asian="swiss" style:font-pitch-asian="fixed" style:font-size-asian="16pt" style:font-weight-asian="normal" style:font-family-complex="Consolas" style:font-family-generic-complex="swiss" style:font-pitch-complex="fixed" style:font-size-complex="16pt" style:font-weight-complex="normal"/>
    </style:style>
    <style:style style:name="T7" style:family="text">
      <style:text-properties fo:font-family="Arial" style:font-family-generic="swiss" style:font-pitch="variable" fo:font-size="16pt" fo:font-weight="normal" style:font-family-asian="Charter" style:font-family-generic-asian="roman" style:font-size-asian="16pt" style:font-weight-asian="normal" style:font-family-complex="Charter" style:font-family-generic-complex="roman" style:font-size-complex="16pt" style:font-weight-complex="normal"/>
    </style:style>
    <style:style style:name="T8" style:family="text">
      <style:text-properties style:text-position="sub 58%" fo:font-size="18pt" style:font-size-asian="18pt" style:font-size-complex="18pt"/>
    </style:style>
    <style:style style:name="T9" style:family="text">
      <style:text-properties style:text-position="-33% 58%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text-overline-style="solid" style:text-overline-width="auto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623cm" svg:x="0.997cm" svg:y="4.026cm" presentation:class="subtitle" presentation:user-transformed="true">
          <draw:text-box>
            <text:p text:style-name="P1"><text:span text:style-name="T1">Abgabe 3</text:span></text:p>
            <text:p text:style-name="P1"><text:span text:style-name="T1"/></text:p>
          </draw:text-box>
        </draw:frame>
        <draw:frame draw:name="Titel 2" presentation:style-name="pr2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HCS SS2013</text:span></text:p>
          </draw:text-box>
        </draw:frame>
        <draw:frame draw:style-name="gr1" draw:text-style-name="P3" draw:layer="layout" svg:width="24.2cm" svg:height="1.675cm" svg:x="0.6cm" svg:y="9.2cm">
          <draw:text-box>
            <text:p text:style-name="P3">Axel Ledwa</text:p>
            <text:p text:style-name="P3">Christopher Diekkamp</text:p>
          </draw:text-box>
        </draw:frame>
        <draw:custom-shape draw:style-name="gr2" draw:text-style-name="P3" draw:layer="layout" svg:width="10.8cm" svg:height="0.6cm" svg:x="2.8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.25cm" svg:x="21.4cm" svg:y="17.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8cm" svg:height="0.64cm" svg:x="2.5cm" svg:y="18.1cm">
          <draw:text-box>
            <text:p><text:span text:style-name="T2">Übungsgruppe 3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623cm" svg:x="0.997cm" svg:y="4.026cm" presentation:class="subtitle" presentation:user-transformed="true">
          <draw:text-box>
            <text:p text:style-name="P1"><text:span text:style-name="T1">Abgabe 3 - Aufgabe 1</text:span></text:p>
            <text:p text:style-name="P1"><text:span text:style-name="T1"/></text:p>
          </draw:text-box>
        </draw:frame>
        <draw:frame draw:name="Titel 2" presentation:style-name="pr2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HCS SS2013</text:span></text:p>
          </draw:text-box>
        </draw:frame>
        <draw:frame draw:style-name="gr1" draw:text-style-name="P6" draw:layer="layout" svg:width="24.2cm" svg:height="5.311cm" svg:x="0.6cm" svg:y="7.8cm">
          <draw:text-box>
            <text:p text:style-name="P5"><text:span text:style-name="T3">1. Repräsentation des Objektes (Waveletzerlegung):</text:span></text:p>
            <text:p text:style-name="P5"><text:span text:style-name="T3">Darstellung der Gesichtsmerkmale mit Frequenzen und deren Ort und Orientierung</text:span></text:p>
            <text:p text:style-name="P5"><text:span text:style-name="T3"/></text:p>
            <text:p text:style-name="P5"><text:span text:style-name="T3">2. Trainingsdaten:</text:span></text:p>
            <text:p text:style-name="P5"><text:span text:style-name="T3">Beispiele für Gesichter in Datenbank um später vergleichen zu können. </text:span></text:p>
            <text:p text:style-name="P5"><text:span text:style-name="T3">Außerdem werden auch negative Beispiele, also Beispiele für keine Gesichter in der Datenbank gespeichert um auch mit diesen abzugleichen</text:span></text:p>
            <text:p text:style-name="P5"><text:span text:style-name="T4"/></text:p>
          </draw:text-box>
        </draw:frame>
        <draw:custom-shape draw:style-name="gr2" draw:text-style-name="P3" draw:layer="layout" svg:width="10.8cm" svg:height="0.6cm" svg:x="2.8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.25cm" svg:x="21.4cm" svg:y="17.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8cm" svg:height="0.64cm" svg:x="2.5cm" svg:y="18.1cm">
          <draw:text-box>
            <text:p><text:span text:style-name="T2">Übungsgruppe 3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623cm" svg:x="0.997cm" svg:y="4.026cm" presentation:class="subtitle" presentation:user-transformed="true">
          <draw:text-box>
            <text:p text:style-name="P1"><text:span text:style-name="T1">Abgabe 3 - Aufgabe 2</text:span></text:p>
          </draw:text-box>
        </draw:frame>
        <draw:frame draw:name="Titel 2" presentation:style-name="pr2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HCS SS2013</text:span></text:p>
          </draw:text-box>
        </draw:frame>
        <draw:frame draw:style-name="gr1" draw:text-style-name="P8" draw:layer="layout" svg:width="24.2cm" svg:height="0.882cm" svg:x="0.6cm" svg:y="7.1cm">
          <draw:text-box>
            <text:p text:style-name="P5"><text:span text:style-name="T5">Buchstabenverteilung:</text:span></text:p>
          </draw:text-box>
        </draw:frame>
        <draw:custom-shape draw:style-name="gr2" draw:text-style-name="P3" draw:layer="layout" svg:width="10.8cm" svg:height="0.6cm" svg:x="2.8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.25cm" svg:x="21.4cm" svg:y="17.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8cm" svg:height="0.64cm" svg:x="2.5cm" svg:y="18.1cm">
          <draw:text-box>
            <text:p><text:span text:style-name="T2">Übungsgruppe 36</text:span></text:p>
          </draw:text-box>
        </draw:frame>
        <draw:frame draw:style-name="gr4" draw:layer="layout" svg:width="23.284cm" svg:height="7.278cm" svg:x="0.916cm" svg:y="7.82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6" draw:layer="layout" svg:width="24.2cm" svg:height="2.8cm" svg:x="0.6cm" svg:y="14.901cm">
          <draw:text-box>
            <text:p text:style-name="P5"><text:span text:style-name="T5">- e hat mit Abstand die größte Häufigkeit</text:span></text:p>
            <text:p text:style-name="P5"><text:span text:style-name="T5">- etwa die Hälfte der Buchstaben kommen nur sehr selten vor</text:span></text:p>
            <text:p text:style-name="P5"><text:span text:style-name="T5">- nur 12 von 30 Buchstaben liegen über der durchschnittlichen Häufigkeit 8</text:span></text:p>
            <text:p text:style-name="P5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623cm" svg:x="0.997cm" svg:y="4.026cm" presentation:class="subtitle" presentation:user-transformed="true">
          <draw:text-box>
            <text:p text:style-name="P1"><text:span text:style-name="T1">Abgabe 3 – Aufgabe 3</text:span></text:p>
          </draw:text-box>
        </draw:frame>
        <draw:frame draw:name="Titel 2" presentation:style-name="pr2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HCS SS2013</text:span></text:p>
          </draw:text-box>
        </draw:frame>
        <draw:frame draw:style-name="gr1" draw:text-style-name="P8" draw:layer="layout" svg:width="24.2cm" svg:height="8.454cm" svg:x="0.6cm" svg:y="7.8cm">
          <draw:text-box>
            <text:p text:style-name="P5"><text:span text:style-name="T7">Priors: Schaut mit Wahrscheinlichkeit wie oft ein Buchstabe allgemein vorkommt und </text:span></text:p>
            <text:p text:style-name="P5"><text:span text:style-name="T7">Likelihood: </text:span></text:p>
            <text:p text:style-name="P5"><text:span text:style-name="T7">Posterior: = (Likelihood * Prior)/ normalisierungs Faktor</text:span></text:p>
            <text:p text:style-name="P5"><text:span text:style-name="T7"/></text:p>
            <text:p text:style-name="P5"><text:span text:style-name="T7"/></text:p>
            <text:p text:style-name="P5"><text:span text:style-name="T7">Naive Bayes Klassifikator:</text:span></text:p>
            <text:p text:style-name="P5"><text:span text:style-name="T7">Annahme, dass alle Merkmale x statistisch unabhängig sind.</text:span></text:p>
            <text:p text:style-name="P5"><text:span text:style-name="T7"/></text:p>
            <text:p text:style-name="P5"><text:span text:style-name="T7">Die Annahme der Unabhängigkeit ist oft nicht richtig, ergibt aber häufig</text:span></text:p>
            <text:p text:style-name="P5"><text:span text:style-name="T7">gute Ergebnisse und ist somit ein guter Vergleich bzw. Basis zum</text:span></text:p>
            <text:p text:style-name="P5"><text:span text:style-name="T7">Vergleich.</text:span></text:p>
            <text:p text:style-name="P5"><text:span text:style-name="T7"/></text:p>
            <text:p text:style-name="P5"><text:span text:style-name="T7">Es können Wörter verglichen werden, jedoch nur grob und er kann auch daneben liegen.</text:span></text:p>
          </draw:text-box>
        </draw:frame>
        <draw:custom-shape draw:style-name="gr2" draw:text-style-name="P3" draw:layer="layout" svg:width="10.8cm" svg:height="0.6cm" svg:x="2.8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.25cm" svg:x="21.4cm" svg:y="17.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8cm" svg:height="0.64cm" svg:x="2.5cm" svg:y="18.1cm">
          <draw:text-box>
            <text:p><text:span text:style-name="T2">Übungsgruppe 3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623cm" svg:x="0.997cm" svg:y="4.026cm" presentation:class="subtitle" presentation:user-transformed="true">
          <draw:text-box>
            <text:p text:style-name="P1"><text:span text:style-name="T1">Abgabe 3 – Aufgabe 4</text:span></text:p>
          </draw:text-box>
        </draw:frame>
        <draw:frame draw:name="Titel 2" presentation:style-name="pr2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HCS SS2013</text:span></text:p>
          </draw:text-box>
        </draw:frame>
        <draw:frame draw:style-name="gr1" draw:text-style-name="P8" draw:layer="layout" svg:width="24.2cm" svg:height="9.085cm" svg:x="0.6cm" svg:y="7.8cm">
          <draw:text-box>
            <text:p text:style-name="P5"><text:span text:style-name="T7">Zur Klassifizierung von Texten können alle Wörter ausgeschlossen werden die:</text:span></text:p>
            <text:p text:style-name="P5"><text:span text:style-name="T7"><text:tab/></text:span><text:span text:style-name="T7">- in jedem Text der Sprache vorkommen (Artikel, häufige Verben)</text:span></text:p>
            <text:p text:style-name="P5"><text:span text:style-name="T7"><text:tab/></text:span><text:span text:style-name="T7">- (mit wenigen Ausnahmen) den Inhalt nur quantifizieren (Adverben, Adjektive)</text:span></text:p>
            <text:p text:style-name="P5"><text:span text:style-name="T7"/></text:p>
            <text:p text:style-name="P5"><text:span text:style-name="T7">Damit bleiben zur Betrachtung nur noch:</text:span></text:p>
            <text:p text:style-name="P5"><text:span text:style-name="T7"><text:tab/></text:span><text:span text:style-name="T7">- Nomen</text:span></text:p>
            <text:p text:style-name="P5"><text:span text:style-name="T7"><text:tab/></text:span><text:span text:style-name="T7">- seltene Verben</text:span></text:p>
            <text:p text:style-name="P5"><text:span text:style-name="T7"/></text:p>
            <text:p text:style-name="P5"><text:span text:style-name="T7">Prinzipiell gilt: je seltener ein Wort, desto höher sein nutzen zur Klassifizierung.</text:span></text:p>
            <text:p text:style-name="P5"><text:span text:style-name="T7"/></text:p>
            <text:p text:style-name="P5"><text:span text:style-name="T7">Nach Abzug der o.g. Wörter genügt die Untersuchung der 20 häufigsten Wörter im Text um diesen zu klassifizieren. Hierfür sind aber ausreichend große Wörterbücher für jede mögliche Klasse nötig. </text:span></text:p>
            <text:p text:style-name="P5"><text:span text:style-name="T7"/></text:p>
          </draw:text-box>
        </draw:frame>
        <draw:custom-shape draw:style-name="gr2" draw:text-style-name="P3" draw:layer="layout" svg:width="10.8cm" svg:height="0.6cm" svg:x="2.8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.25cm" svg:x="21.4cm" svg:y="17.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8cm" svg:height="0.64cm" svg:x="2.5cm" svg:y="18.1cm">
          <draw:text-box>
            <text:p><text:span text:style-name="T2">Übungsgruppe 3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623cm" svg:x="0.997cm" svg:y="4.026cm" presentation:class="subtitle" presentation:user-transformed="true">
          <draw:text-box>
            <text:p text:style-name="P1"><text:span text:style-name="T1">Abgabe 3 – Aufgabe 5</text:span></text:p>
          </draw:text-box>
        </draw:frame>
        <draw:frame draw:name="Titel 2" presentation:style-name="pr2" draw:text-style-name="P2" draw:layer="layout" svg:width="18.449cm" svg:height="2.327cm" svg:x="0.997cm" svg:y="1.358cm" presentation:class="title" presentation:user-transformed="true">
          <draw:text-box>
            <text:p text:style-name="P1"><text:span text:style-name="T1">HCS SS2013</text:span></text:p>
          </draw:text-box>
        </draw:frame>
        <draw:custom-shape draw:style-name="gr2" draw:text-style-name="P3" draw:layer="layout" svg:width="10.8cm" svg:height="0.6cm" svg:x="2.8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.25cm" svg:x="21.4cm" svg:y="17.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8cm" svg:height="0.64cm" svg:x="2.5cm" svg:y="18.1cm">
          <draw:text-box>
            <text:p><text:span text:style-name="T2">Übungsgruppe 36</text:span></text:p>
          </draw:text-box>
        </draw:frame>
        <draw:frame draw:style-name="gr5" draw:layer="layout" svg:width="6.009cm" svg:height="2.541cm" svg:x="2.108cm" svg:y="9.0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23.8cm" svg:height="0.963cm" svg:x="0.8cm" svg:y="7.6cm">
          <draw:text-box>
            <text:p>Funktion f zur Projektion der realen Welt auf die Bildfläche der Lochkamera</text:p>
          </draw:text-box>
        </draw:frame>
        <draw:frame draw:style-name="gr1" draw:layer="layout" svg:width="23.6cm" svg:height="3.998cm" svg:x="0.8cm" svg:y="12.5cm">
          <draw:text-box>
            <text:p>Für t = 8, (x,y) = (12,-3) und h<text:span text:style-name="T8">K</text:span> = 6, h<text:span text:style-name="T9">F</text:span> = 2 ergeben sich:</text:p>
            <text:p><text:span text:style-name="T10"/></text:p>
            <text:p><text:tab/>P<text:span text:style-name="T9">1</text:span> = (12,-3),<text:tab/><text:tab/>P<text:span text:style-name="T9">1</text:span> → Y = 2 </text:p>
            <text:p><text:tab/>P<text:span text:style-name="T9">2</text:span> = (12,3),<text:tab/><text:tab/>P<text:span text:style-name="T9">2</text:span> → Y = -2</text:p>
            <text:p><text:tab/>P<text:span text:style-name="T9">3</text:span> = (12,5),<text:tab/><text:tab/>P<text:span text:style-name="T9">3</text:span> → Y = -3,<text:span text:style-name="T11">33</text:span></text:p>
          </draw:text-box>
        </draw:frame>
        <draw:custom-shape draw:style-name="gr6" draw:text-style-name="P3" draw:layer="layout" svg:width="1cm" svg:height="3cm" svg:x="7.7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erzeichnis" style:family="graphic">
      <style:paragraph-properties style:text-autospace="none"/>
      <style:text-properties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Tahoma" style:font-family-generic-complex="swiss" style:font-pitch-complex="variable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family-complex="Tahoma" style:font-family-generic-complex="swiss" style:font-pitch-complex="variable" style:font-style-complex="normal" style:font-weight-complex="normal"/>
    </style:style>
    <style:style style:name="MT4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/>
    </style:style>
    <style:style style:name="MT5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3-05-10">10.05.13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5.8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6.8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Rectangle 22" draw:style-name="Mgr9" draw:text-style-name="MP3" draw:layer="backgroundobjects" svg:width="2.998cm" svg:height="1.203cm" svg:x="21.705cm" svg:y="17.859cm">
        <text:p text:style-name="MP6"><text:span text:style-name="MT5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3-05-10">10.05.13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cycles>40</meta:editing-cycles>
    <meta:editing-duration>PT13H54M9S</meta:editing-duration>
    <dc:date>2013-05-10T13:41:49.46</dc:date>
    <meta:generator>LibreOffice/3.6$Windows_x86 LibreOffice_project/da8c1e6-fd468f4-454e206-f42a4a9-143cfd</meta:generator>
    <meta:document-statistic meta:object-count="87"/>
  </office:meta>
</office:document-meta>
</file>

<file path=Object 1/content.xml><?xml version="1.0" encoding="utf-8"?>
<math xmlns="http://www.w3.org/1998/Math/MathML">
  <semantics>
    <mrow>
      <mi>f</mi>
      <mi mathvariant="normal">:</mi>
      <mfenced open="{" close="}">
        <mrow>
          <mtable>
            <mtr>
              <mtd>
                <mrow>
                  <msup>
                    <mo stretchy="false">ℝ</mo>
                    <mn>2</mn>
                  </msup>
                  <mi>x</mi>
                  <mo stretchy="false">ℝ</mo>
                  <mo stretchy="false">→</mo>
                  <mo stretchy="false">ℝ</mo>
                </mrow>
              </mtd>
            </mtr>
            <mtr>
              <mtd>
                <mrow>
                  <mrow>
                    <mo stretchy="false">(</mo>
                    <mrow>
                      <mi>x</mi>
                      <mi>,</mi>
                      <mi>y</mi>
                      <mi>,</mi>
                      <mi>t</mi>
                    </mrow>
                    <mo stretchy="false">)</mo>
                  </mrow>
                  <mrow>
                    <mo stretchy="false">→</mo>
                    <mo stretchy="false">−</mo>
                    <mrow>
                      <mi>t</mi>
                      <mo stretchy="false">⋅</mo>
                      <mrow>
                        <mo stretchy="false">(</mo>
                        <mrow>
                          <mfrac>
                            <mrow>
                              <mi>y</mi>
                            </mrow>
                            <mrow>
                              <mi>x</mi>
                            </mrow>
                          </mfrac>
                        </mrow>
                        <mo stretchy="false">)</mo>
                      </mrow>
                    </mrow>
                  </mrow>
                </mrow>
              </mtd>
            </mtr>
          </mtable>
        </mrow>
      </mfenced>
    </mrow>
    <annotation encoding="StarMath 5.0">f:left lbrace binom{ setR^2 x setR rightarrow setR}{(x,y,t) rightarrow -t cdot ({y} over {x})} right rbrace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85cm" svg:height="7.279cm" xlink:href="." xlink:type="simple" chart:class="chart:bar" chart:style-name="ch1">
        <chart:legend svg:x="18.55cm" svg:y="0.873cm" style:legend-expansion="custom" chartooo:width="4.102cm" chartooo:height="0.661cm" style:legend-expansion-aspect-ratio="6.20574886535552" chart:style-name="ch2"/>
        <chart:plot-area chart:style-name="ch3" chart:data-source-has-labels="both" svg:x="0.451cm" svg:y="0.06cm" svg:width="22.585cm" svg:height="6.995cm">
          <chartooo:coordinate-region svg:x="1.072cm" svg:y="0.272cm" svg:width="21.964cm" svg:height="6.11cm"/>
          <chart:axis chart:dimension="x" chart:name="primary-x" chart:style-name="ch4" chartooo:axis-type="auto">
            <chartooo:date-scale/>
            <chart:categories table:cell-range-address="local-table.$A$2:.$A$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1" chart:label-cell-address="local-table.$B$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. Häufigkeit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ß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Ä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Ö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Ü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